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732in" svg:y="0.1854in">
            <draw:object draw:notify-on-update-of-ranges="Sheet1.C1:Sheet1.C1 Sheet1.C2:Sheet1.C27 Sheet1.D1:Sheet1.D1 Sheet1.D2:Sheet1.D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st./sec (inche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Eslinger</meta:initial-creator>
    <meta:creation-date>2015-06-07T16:33:22.979879261</meta:creation-date>
    <dc:date>2015-06-07T21:42:46.939045080</dc:date>
    <dc:creator>Dave Eslinger</dc:creator>
    <meta:editing-duration>PT4H54M13S</meta:editing-duration>
    <meta:editing-cycles>3</meta:editing-cycles>
    <meta:generator>LibreOffice/4.2.7.2$Linux_X86_64 LibreOffice_project/42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Sheet1.C1:Sheet1.D27" chart:data-source-has-labels="row" svg:x="0.32cm" svg:y="0.18cm" svg:width="10.074cm" svg:height="8.64cm">
          <chartooo:coordinate-region svg:x="0.941cm" svg:y="0.38cm" svg:width="9.17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7" chart:label-cell-address="Sheet1.D1:Sheet1.D1" chart:class="chart:scatter">
            <chart:domain table:cell-range-address="Sheet1.C2:Sheet1.C27"/>
            <chart:regression-curve chart:style-name="ch7">
              <chart:equation chart:display-equation="true" chart:display-r-square="tru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ist./sec (inche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C2:Sheet1.C27</svg:desc>
                </draw:g>
              </table:table-cell>
              <table:table-cell office:value-type="float" office:value="4.5">
                <text:p>4.5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